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style:style>
    <style:style style:name="P2" style:family="paragraph">
      <style:paragraph-properties fo:margin-left="1.2cm" fo:margin-right="0cm" fo:text-indent="-0.6cm"/>
      <style:text-properties fo:font-family="'Arial Black'" style:font-family-generic="swiss" style:font-pitch="variable"/>
    </style:style>
    <style:style style:name="P3" style:family="paragraph">
      <style:paragraph-properties fo:margin-left="0cm" fo:margin-right="0cm" fo:text-indent="0cm"/>
      <style:text-properties fo:font-family="'Arial Black'" style:font-family-generic="swiss" style:font-pitch="variable" fo:font-size="58pt" fo:font-weight="bold"/>
    </style:style>
    <style:style style:name="P4" style:family="paragraph">
      <style:paragraph-properties fo:margin-left="0cm" fo:margin-right="0cm" fo:text-indent="0cm"/>
    </style:style>
    <style:style style:name="P5" style:family="paragraph">
      <style:paragraph-properties fo:margin-left="1.2cm" fo:margin-right="0cm" fo:text-indent="-0.6cm"/>
      <style:text-properties fo:font-family="'Arial Black'" style:font-family-generic="swiss" style:font-pitch="variable" fo:font-size="58pt"/>
    </style:style>
    <style:style style:name="P6" style:family="paragraph">
      <style:paragraph-properties fo:margin-left="1.2cm" fo:margin-right="0cm" fo:text-align="center" fo:text-indent="-0.6cm"/>
      <style:text-properties fo:font-family="'Arial Black'" style:font-family-generic="swiss" style:font-pitch="variable" fo:font-size="58pt"/>
    </style:style>
    <style:style style:name="P7" style:family="paragraph">
      <style:paragraph-properties fo:margin-left="1.2cm" fo:margin-right="0cm" fo:text-align="center" fo:text-indent="-0.6cm"/>
      <style:text-properties fo:font-family="'Arial Black'" style:font-family-generic="swiss" style:font-pitch="variable" fo:font-size="58pt" fo:font-weight="bold"/>
    </style:style>
    <style:style style:name="P8" style:family="paragraph">
      <style:paragraph-properties fo:margin-left="0cm" fo:margin-right="0cm" fo:text-indent="0cm"/>
      <style:text-properties fo:font-size="20pt"/>
    </style:style>
    <style:style style:name="P9" style:family="paragraph">
      <style:paragraph-properties fo:margin-left="0cm" fo:margin-right="0cm" fo:text-indent="0cm"/>
      <style:text-properties fo:font-family="'Arial Black'" style:font-family-generic="swiss" style:font-pitch="variable" fo:font-size="72pt" fo:font-weight="bold"/>
    </style:style>
    <style:style style:name="P10" style:family="paragraph">
      <style:paragraph-properties fo:margin-left="1.2cm" fo:margin-right="0cm" fo:text-indent="-0.6cm"/>
      <style:text-properties fo:font-family="'Arial Black'" style:font-family-generic="swiss" style:font-pitch="variable" fo:font-size="72pt"/>
    </style:style>
    <style:style style:name="P11" style:family="paragraph">
      <style:paragraph-properties fo:margin-left="1.2cm" fo:margin-right="0cm" fo:text-align="center" fo:text-indent="-0.6cm"/>
      <style:text-properties fo:font-family="'Arial Black'" style:font-family-generic="swiss" style:font-pitch="variable" fo:font-size="72pt"/>
    </style:style>
    <style:style style:name="P12" style:family="paragraph">
      <style:paragraph-properties fo:margin-left="1.2cm" fo:margin-right="0cm" fo:text-align="center" fo:text-indent="-0.6cm"/>
      <style:text-properties fo:font-family="'Arial Black'" style:font-family-generic="swiss" style:font-pitch="variable" fo:font-size="72pt" fo:font-weight="bold"/>
    </style:style>
    <style:style style:name="T1" style:family="text">
      <style:text-properties fo:font-family="'Arial Black'" style:font-family-generic="swiss" style:font-pitch="variable" fo:font-size="58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003cm" presentation:class="subtitle" presentation:user-transformed="true">
          <draw:text-box>
            <text:p text:style-name="P1"><text:span text:style-name="T1">1. Prawda jedyna,</text:span></text:p>
            <text:p text:style-name="P1"><text:span text:style-name="T1">Słowa Jezusa z Nazaretu,</text:span></text:p>
            <text:p text:style-name="P1"><text:span text:style-name="T1">Że swego Syna,</text:span></text:p>
            <text:p text:style-name="P2"><text:span text:style-name="T1">Posłał z nieba Bóg na świat,</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7" draw:layer="layout" svg:width="28cm" svg:height="21cm" svg:x="0cm" svg:y="-0.003cm" presentation:class="subtitle" presentation:user-transformed="true">
          <draw:text-box>
            <text:p text:style-name="P5"><text:span text:style-name="T1">Aby niewinnie,</text:span></text:p>
            <text:p text:style-name="P5"><text:span text:style-name="T1">Cierpiąc zmarł</text:span></text:p>
            <text:p text:style-name="P5"><text:span text:style-name="T1">za nasze grzechy</text:span></text:p>
            <text:p text:style-name="P6"><text:span text:style-name="T1">I w pohańbieniu,</text:span></text:p>
            <text:p text:style-name="P5"><text:span text:style-name="T1">Przyjął winy wszystkich nas.</text:span></text:p>
          </draw:text-box>
        </draw:frame>
        <presentation:notes draw:style-name="dp2">
          <draw:page-thumbnail draw:style-name="gr1" draw:layer="layout" svg:width="13.586cm" svg:height="11.136cm" svg:x="3.705cm" svg:y="2.256cm" draw:page-number="2" presentation:class="page"/>
          <draw:frame presentation:style-name="pr3" draw:text-style-name="P8"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9" draw:layer="layout" svg:width="28cm" svg:height="21cm" svg:x="0cm" svg:y="-0.001cm" presentation:class="subtitle" presentation:user-transformed="true">
          <draw:text-box>
            <text:p text:style-name="P1"><text:span text:style-name="T1">ref: Dzięki Ci,</text:span></text:p>
            <text:p text:style-name="P1"><text:span text:style-name="T1">Boże mój</text:span></text:p>
            <text:p text:style-name="P1"><text:span text:style-name="T1">Za ten Krzyż,</text:span></text:p>
            <text:p text:style-name="P1"><text:span text:style-name="T1">Który Jezus cierpiał za mnie,</text:span></text:p>
            <text:p text:style-name="P2"><text:span text:style-name="T1">Jezus cierpiał za mnie. /x2</text:span></text:p>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9" draw:layer="layout" svg:width="28cm" svg:height="21cm" svg:x="0cm" svg:y="-0.004cm" presentation:class="subtitle" presentation:user-transformed="true">
          <draw:text-box>
            <text:p text:style-name="P1"><text:span text:style-name="T1">2. Uwierz w Jezusa,</text:span></text:p>
            <text:p text:style-name="P2"><text:span text:style-name="T1">Przecież On za Ciebie umarł,</text:span></text:p>
            <text:p text:style-name="P1"><text:span text:style-name="T1">I z miłości do nas,</text:span></text:p>
            <text:p text:style-name="P2"><text:span text:style-name="T1">Przyszedł z nieba na ten świat,</text:span></text:p>
          </draw:text-box>
        </draw:frame>
        <presentation:notes draw:style-name="dp2">
          <draw:page-thumbnail draw:style-name="gr1" draw:layer="layout" svg:width="13.586cm" svg:height="11.136cm" svg:x="3.705cm" svg:y="2.256cm" draw:page-number="4" presentation:class="page"/>
          <draw:frame presentation:style-name="pr5"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draw:frame presentation:style-name="pr1" draw:text-style-name="P12" draw:layer="layout" svg:width="28cm" svg:height="21cm" svg:x="0cm" svg:y="-0.004cm" presentation:class="subtitle" presentation:user-transformed="true">
          <draw:text-box>
            <text:p text:style-name="P10"><text:span text:style-name="T1">Błogosławiony,</text:span></text:p>
            <text:p text:style-name="P11"><text:span text:style-name="T1">Ten kto wierzy,</text:span></text:p>
            <text:p text:style-name="P11"><text:span text:style-name="T1">choć nie widział,</text:span></text:p>
            <text:p text:style-name="P11"><text:span text:style-name="T1">Zaufaj dziś Bogu,</text:span></text:p>
            <text:p text:style-name="P10"><text:span text:style-name="T1">A na wieki będziesz żyć.</text:span></text:p>
          </draw:text-box>
        </draw:frame>
        <presentation:notes draw:style-name="dp2">
          <draw:page-thumbnail draw:style-name="gr1" draw:layer="layout" svg:width="13.586cm" svg:height="11.136cm" svg:x="3.705cm" svg:y="2.256cm" draw:page-number="5" presentation:class="page"/>
          <draw:frame presentation:style-name="pr6" draw:text-style-name="P8"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draw:frame presentation:style-name="pr1" draw:text-style-name="P12" draw:layer="layout" svg:width="28cm" svg:height="21cm" svg:x="0cm" svg:y="-0.001cm" presentation:class="subtitle" presentation:user-transformed="true">
          <draw:text-box>
            <text:p text:style-name="P11"><text:span text:style-name="T1">ref: Dzięki Ci,</text:span></text:p>
            <text:p text:style-name="P11"><text:span text:style-name="T1">Boże mój</text:span></text:p>
            <text:p text:style-name="P11"><text:span text:style-name="T1">Za ten Krzyż,</text:span></text:p>
            <text:p text:style-name="P11"><text:span text:style-name="T1">Który Jezus cierpiał za mnie,</text:span></text:p>
            <text:p text:style-name="P10"><text:span text:style-name="T1">Jezus cierpiał za mnie. /x2</text:span></text:p>
          </draw:text-box>
        </draw:frame>
        <presentation:notes draw:style-name="dp2">
          <draw:page-thumbnail draw:style-name="gr1" draw:layer="layout" svg:width="13.586cm" svg:height="11.136cm" svg:x="3.705cm" svg:y="2.256cm" draw:page-number="6" presentation:class="page"/>
          <draw:frame presentation:style-name="pr7" draw:text-style-name="P8"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initial-creator>Maciej Wojtowicz</meta:initial-creator>
    <meta:creation-date>2006-05-16T10:45:08</meta:creation-date>
    <dc:creator>Woda Życia</dc:creator>
    <dc:date>2015-03-30T21:03:23.19</dc:date>
    <dc:language>en-US</dc:language>
    <meta:editing-cycles>10</meta:editing-cycles>
    <meta:editing-duration>PT17M36S</meta:editing-duration>
    <meta:document-statistic meta:object-count="33"/>
    <meta:user-defined meta:name="Info 1"/>
    <meta:user-defined meta:name="Info 2"/>
    <meta:user-defined meta:name="Info 3"/>
    <meta:user-defined meta:name="Info 4"/>
  </office:meta>
</office:document-meta>
</file>